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Text_20_body">
      <style:text-properties officeooo:rsid="00154140" officeooo:paragraph-rsid="00154140"/>
    </style:style>
    <style:style style:name="P5" style:family="paragraph" style:parent-style-name="Text_20_body">
      <style:text-properties officeooo:rsid="00154140" officeooo:paragraph-rsid="001734ea"/>
    </style:style>
    <style:style style:name="P6" style:family="paragraph" style:parent-style-name="Text_20_body">
      <style:text-properties style:use-window-font-color="true" officeooo:rsid="0016fed3" officeooo:paragraph-rsid="0016fed3"/>
    </style:style>
    <style:style style:name="P7" style:family="paragraph" style:parent-style-name="Text_20_body">
      <style:text-properties officeooo:rsid="0016fed3" officeooo:paragraph-rsid="001b7b50"/>
    </style:style>
    <style:style style:name="P8" style:family="paragraph" style:parent-style-name="Heading_20_3" style:list-style-name="">
      <style:text-properties officeooo:rsid="00154140" officeooo:paragraph-rsid="001a5cb8"/>
    </style:style>
    <style:style style:name="P9" style:family="paragraph" style:parent-style-name="Heading_20_3">
      <style:paragraph-properties fo:break-before="page"/>
      <style:text-properties officeooo:rsid="00154140" officeooo:paragraph-rsid="00154140"/>
    </style:style>
    <style:style style:name="P10" style:family="paragraph" style:parent-style-name="Heading_20_3">
      <style:paragraph-properties fo:break-before="page"/>
      <style:text-properties officeooo:rsid="00154140" officeooo:paragraph-rsid="001a5cb8"/>
    </style:style>
    <style:style style:name="P11" style:family="paragraph" style:parent-style-name="Text_20_body">
      <style:text-properties officeooo:rsid="0016fed3" officeooo:paragraph-rsid="001734ea"/>
    </style:style>
    <style:style style:name="P12" style:family="paragraph" style:parent-style-name="Text_20_body">
      <style:text-properties officeooo:rsid="0016fed3" officeooo:paragraph-rsid="001f186d"/>
    </style:style>
    <style:style style:name="P13" style:family="paragraph" style:parent-style-name="Text_20_body">
      <style:text-properties fo:color="#ce181e" officeooo:rsid="0016fed3" officeooo:paragraph-rsid="001f186d"/>
    </style:style>
    <style:style style:name="P14" style:family="paragraph" style:parent-style-name="Text_20_body">
      <style:text-properties officeooo:paragraph-rsid="001489af"/>
    </style:style>
    <style:style style:name="P15" style:family="paragraph" style:parent-style-name="Text_20_body">
      <style:text-properties officeooo:rsid="00154140" officeooo:paragraph-rsid="00154140"/>
    </style:style>
    <style:style style:name="P16" style:family="paragraph" style:parent-style-name="Text_20_body">
      <style:text-properties officeooo:rsid="00154140" officeooo:paragraph-rsid="001734ea"/>
    </style:style>
    <style:style style:name="P17" style:family="paragraph" style:parent-style-name="Text_20_body">
      <style:text-properties style:use-window-font-color="true" officeooo:rsid="0016fed3" officeooo:paragraph-rsid="0016fed3"/>
    </style:style>
    <style:style style:name="P18" style:family="paragraph" style:parent-style-name="Heading_20_1">
      <style:text-properties officeooo:rsid="001489af" officeooo:paragraph-rsid="001489af"/>
    </style:style>
    <style:style style:name="P19" style:family="paragraph" style:parent-style-name="Standard">
      <style:text-properties officeooo:rsid="00154140" officeooo:paragraph-rsid="00154140"/>
    </style:style>
    <style:style style:name="P20" style:family="paragraph" style:parent-style-name="Standard">
      <style:text-properties officeooo:rsid="001734ea" officeooo:paragraph-rsid="001734ea"/>
    </style:style>
    <style:style style:name="P21" style:family="paragraph" style:parent-style-name="Standard">
      <style:text-properties officeooo:rsid="001f732e" officeooo:paragraph-rsid="001f732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b7b50"/>
    </style:style>
    <style:style style:name="T4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5" style:family="text">
      <style:text-properties style:use-window-font-color="true" officeooo:rsid="001d6067"/>
    </style:style>
    <style:style style:name="T6" style:family="text">
      <style:text-properties officeooo:rsid="001f186d"/>
    </style:style>
    <style:style style:name="T7" style:family="text">
      <style:text-properties officeooo:rsid="001f732e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officeooo:rsid="001f732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f732e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troduccion</text:h>
      <text:p text:style-name="P14"/>
      <text:p text:style-name="Standard">Con el almacenamiento web, las aplicaciones web pueden almacenar datos localmente dentro del navegador del usuario.</text:p>
      <text:p text:style-name="Standard"/>
      <text:p text:style-name="Standard"/>
      <text:p text:style-name="P1">Antes de HTML5, los datos de la aplicación tenian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/>
      <text:p text:style-name="Standard">A diferencia de las cookies, el limite de almacenamiento es mucho mas grande (de al menos 5MB) y la informacion no es enviada nunca al servidor.</text:p>
      <text:p text:style-name="Standard"/>
      <text:p text:style-name="Standard"/>
      <text:p text:style-name="P2">Antes de usar esta funcionalidad debemos comprobar que nuestro navegador es compatible con ella con el siguiente codigo:</text:p>
      <text:p text:style-name="P2"/>
      <text:p text:style-name="P2"/>
      <text:p text:style-name="P3">if (typeof(Storage) !== "undefined") {</text:p>
      <text:p text:style-name="P3"><text:s text:c="2"/>// <text:span text:style-name="T2">El navegador es compatible con la tecnologia.</text:span></text:p>
      <text:p text:style-name="P3">} else {</text:p>
      <text:p text:style-name="P3"><text:s text:c="2"/>// <text:span text:style-name="T2">El navegador no es compatible con la tecnologia.</text:span></text:p>
      <text:p text:style-name="P3">}</text:p>
      <text:p text:style-name="Standard"/>
      <text:p text:style-name="Standard"/>
      <text:p text:style-name="P20">Como nota añadir que los valores almacenados con esta tecnologia se guardan como una cadena (String) que deberá ser convertida a otro formato en caso de ser necesario. <text:span text:style-name="T7">Por ejemplo podriamos guardar un objeto usando </text:span><text:span text:style-name="T9">JSON.stringify(mi_objeto) </text:span><text:span text:style-name="T11">y así poder guardar objetos en dichas variables.</text:span></text:p>
      <text:p text:style-name="P20"/>
      <text:p text:style-name="P21">El caso mas habitual de uso de sessionStorage es para desarrollar paginas web totalmente en FrontEnd, ya que sustituye las variables de sessión de BackEnd.</text:p>
      <text:p text:style-name="Standard"/>
      <text:p text:style-name="Standard"/>
      <text:p text:style-name="P2">El almacenamiento en el navegador en el navegador tiene 2 tipos de almacenamiento que pasaré a explicar:</text:p>
      <text:p text:style-name="P2"/>
      <text:p text:style-name="P2"/>
      <text:h text:style-name="P8" text:outline-level="3"/>
      <text:h text:style-name="P10" text:outline-level="3">LocalStorage</text:h>
      <text:p text:style-name="P4">Los datos almacenados no expiran, es decir, se conservan incluso despues de cerrar el navegador, pudiendo ser consultada el siguiente dia, mes o año.</text:p>
      <text:p text:style-name="P4"/>
      <text:p text:style-name="P4">Los datos estan almacenados en pares de clave/valor.</text:p>
      <text:p text:style-name="P4"/>
      <text:p text:style-name="P4">Para almacenar un dato en el navegador es tan simple como acceder a <text:span text:style-name="T1">localStorage</text:span> como un objeto <text:span text:style-name="T6">o llamar a alguno de los metodos que posee dicho objeto.</text:span></text:p>
      <text:p text:style-name="P4"/>
      <text:p text:style-name="P12"><text:span text:style-name="T3">Se puede usar las siguientes nomenclaturas:</text:span></text:p>
      <text:p text:style-name="P12"><text:span text:style-name="T3"><text:tab/>· Para asignar:</text:span></text:p>
      <text:p text:style-name="P12"><text:span text:style-name="T3"><text:tab/><text:tab/>localStorage.setItem("lastname", "Smith");</text:span></text:p>
      <text:p text:style-name="P12"><text:span text:style-name="T3"><text:tab/><text:tab/>localStorage.lastname = "Smith";</text:span></text:p>
      <text:p text:style-name="P12"><text:span text:style-name="T3"><text:tab/>· Para acceder:</text:span></text:p>
      <text:p text:style-name="P12"><text:span text:style-name="T3"><text:tab/><text:tab/>localStorage.getItem("lastname");</text:span></text:p>
      <text:p text:style-name="P12"><text:span text:style-name="T3"><text:tab/><text:tab/>localStorage.lastname;</text:span></text:p>
      <text:p text:style-name="P12"><text:span text:style-name="T3"><text:tab/>· Para eliminar:</text:span></text:p>
      <text:p text:style-name="P12"><text:span text:style-name="T3"><text:tab/><text:tab/>localStorage.removeItem("lastname");</text:span></text:p>
      <text:p text:style-name="P12"><text:span text:style-name="T3"><text:tab/><text:tab/>Este borra todos los datos almacenados con esta tecnologia.</text:span></text:p>
      <text:p text:style-name="P13"><text:span text:style-name="T5"><text:tab/><text:tab/>l</text:span><text:span text:style-name="T3">ocalStorage.clear();</text:span></text:p>
      <text:p text:style-name="P6"/>
      <text:p text:style-name="P6"/>
      <text:p text:style-name="P7"><text:span text:style-name="T2">Añado un ejemplo HTML en </text:span><text:span text:style-name="T3">la carpeta</text:span><text:span text:style-name="T2"> </text:span><text:span text:style-name="T4">Ejemplos/LocalStorage</text:span><text:span text:style-name="T2">.</text:span></text:p>
      <text:h text:style-name="P9" text:outline-level="3">SessionStorage</text:h>
      <text:p text:style-name="P4">Los datos almacenados expiran cuando se cierra el navegador.</text:p>
      <text:p text:style-name="P5"/>
      <text:p text:style-name="P5">Los datos estan almacenados en pares de clave/valor.</text:p>
      <text:p text:style-name="P5"/>
      <text:p text:style-name="P5">Para almacenar un dato en el navegador es tan simple como acceder a sessionStorage como un objeto o llamar a alguno de los metodos que posee dicho objeto.</text:p>
      <text:p text:style-name="P5"/>
      <text:p text:style-name="P5">Se puede usar las siguientes nomenclaturas:</text:p>
      <text:p text:style-name="P5"><text:tab/>· Para asignar:</text:p>
      <text:p text:style-name="P5"><text:tab/><text:tab/>sessionStorage.setItem("lastname", "Smith");</text:p>
      <text:p text:style-name="P5"><text:tab/><text:tab/>sessionStorage.lastname = "Smith";</text:p>
      <text:p text:style-name="P5"><text:tab/>· Para acceder:</text:p>
      <text:p text:style-name="P5"><text:tab/><text:tab/>sessionStorage.getItem("lastname");</text:p>
      <text:p text:style-name="P5"><text:tab/><text:tab/>sessionStorage.lastname;</text:p>
      <text:p text:style-name="P5"><text:tab/>· Para eliminar:</text:p>
      <text:p text:style-name="P5"><text:tab/><text:tab/>sessionStorage.removeItem("lastname");</text:p>
      <text:p text:style-name="P5"><text:tab/><text:tab/>Este borra todos los datos almacenados con esta tecnologia.</text:p>
      <text:p text:style-name="P5"><text:tab/><text:tab/>sessionStorage.clear();</text:p>
      <text:p text:style-name="P5"/>
      <text:p text:style-name="P5"/>
      <text:p text:style-name="P11"><text:span text:style-name="T2">Añado un ejemplo HTML en </text:span><text:span text:style-name="T3">la carpeta </text:span><text:span text:style-name="T4">Ejemplos/SessionStorag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7T00:07:03.130077168</dc:date>
    <meta:editing-duration>PT1H54M14S</meta:editing-duration>
    <meta:editing-cycles>12</meta:editing-cycles>
    <meta:document-statistic meta:table-count="0" meta:image-count="0" meta:object-count="0" meta:page-count="3" meta:paragraph-count="45" meta:word-count="402" meta:character-count="2807" meta:non-whitespace-character-count="2412"/>
  </office:meta>
</office:document-meta>
</file>